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0f3"/>
    </style:style>
    <style:style style:name="P2" style:family="paragraph" style:parent-style-name="Standard">
      <style:text-properties officeooo:rsid="000df0f3" officeooo:paragraph-rsid="000df0f3"/>
    </style:style>
    <style:style style:name="P3" style:family="paragraph" style:parent-style-name="Standard">
      <style:text-properties officeooo:rsid="000ed3af" officeooo:paragraph-rsid="000ed3af"/>
    </style:style>
    <style:style style:name="T1" style:family="text">
      <style:text-properties officeooo:rsid="000df0f3"/>
    </style:style>
    <style:style style:name="T2" style:family="text">
      <style:text-properties officeooo:rsid="000ed3af"/>
    </style:style>
    <style:style style:name="T3" style:family="text">
      <style:text-properties officeooo:rsid="0010c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<text:span text:style-name="T1">Main.c in sudo-code</text:span></text:p>
      <text:p text:style-name="P1"/>
      <text:p text:style-name="P1"/>
      <text:p text:style-name="P2">main (#arguments, list_<text:span text:style-name="T3">arguments</text:span>)</text:p>
      <text:p text:style-name="P2">{</text:p>
      <text:p text:style-name="P2"><text:tab/><text:span text:style-name="T2">see if there are any arguments</text:span></text:p>
      <text:p text:style-name="P2"><text:tab/><text:tab/><text:span text:style-name="T2">if there are arguments then use those to continue the program</text:span></text:p>
      <text:p text:style-name="P2"/>
      <text:p text:style-name="P2"><text:tab/><text:span text:style-name="T2">if there are no arguments check to see if there is a window manager</text:span></text:p>
      <text:p text:style-name="P2"><text:tab/><text:tab/><text:span text:style-name="T2">if there is a window manager start SDL</text:span></text:p>
      <text:p text:style-name="P2"><text:tab/><text:tab/><text:tab/><text:span text:style-name="T2">run the SDL_Main()</text:span></text:p>
      <text:p text:style-name="P2"><text:tab/><text:tab/><text:tab/><text:span text:style-name="T2">on a correct exit return 0</text:span></text:p>
      <text:p text:style-name="P2"/>
      <text:p text:style-name="P2"><text:tab/><text:span text:style-name="T2">if there is no window manager start curses</text:span></text:p>
      <text:p text:style-name="P2"><text:tab/><text:tab/><text:span text:style-name="T2">run the curses_main()</text:span></text:p>
      <text:p text:style-name="P2"><text:tab/><text:tab/><text:span text:style-name="T2">on a correct exit return 0</text:span></text:p>
      <text:p text:style-name="P2"/>
      <text:p text:style-name="P2"><text:tab/><text:span text:style-name="T2">if nothing worked quit the program and return 1</text:span></text:p>
      <text:p text:style-name="P2">}</text:p>
      <text:p text:style-name="P2"/>
      <text:p text:style-name="P3">sdl_main()</text:p>
      <text:p text:style-name="P3">{</text:p>
      <text:p text:style-name="P3"><text:tab/>variables to</text:p>
      <text:p text:style-name="P3"><text:tab/><text:tab/>check if the program is running</text:p>
      <text:p text:style-name="P3"><text:tab/><text:tab/>provide the SDL event structure</text:p>
      <text:p text:style-name="P3"><text:tab/><text:tab/>provide the main window structure</text:p>
      <text:p text:style-name="P3"/>
      <text:p text:style-name="P3"><text:tab/>create the main window</text:p>
      <text:p text:style-name="P3"><text:tab/><text:tab/>“Expanse”</text:p>
      <text:p text:style-name="P3"><text:tab/><text:tab/>undefined position</text:p>
      <text:p text:style-name="P3"><text:tab/><text:tab/>undefined position</text:p>
      <text:p text:style-name="P3"><text:tab/><text:tab/>640</text:p>
      <text:p text:style-name="P3"><text:tab/><text:tab/>480</text:p>
      <text:p text:style-name="P3"><text:tab/><text:tab/>use SDL with opengl</text:p>
      <text:p text:style-name="P3"/>
      <text:p text:style-name="P3"><text:tab/><text:span text:style-name="T3">check to see if the window was created</text:span></text:p>
      <text:p text:style-name="P3"><text:tab/><text:tab/><text:span text:style-name="T3">if there is no window then post an error to terminal</text:span></text:p>
      <text:p text:style-name="P3"><text:tab/><text:tab/><text:span text:style-name="T3">end the program with return 1</text:span></text:p>
      <text:p text:style-name="P3"/>
      <text:p text:style-name="P3"><text:tab/><text:span text:style-name="T3">run main loop until the program should not be running</text:span></text:p>
      <text:p text:style-name="P3"><text:tab/><text:tab/><text:span text:style-name="T3">run the SDL loop</text:span></text:p>
      <text:p text:style-name="P3"><text:tab/><text:tab/><text:tab/><text:span text:style-name="T3">if SDL_QUIT event happens stop the event loop and main loop</text:span></text:p>
      <text:p text:style-name="P3"/>
      <text:p text:style-name="P3"><text:tab/><text:span text:style-name="T3">destroy the main window</text:span></text:p>
      <text:p text:style-name="P3"><text:tab/><text:span text:style-name="T3">sdl_quit</text:span></text:p>
      <text:p text:style-name="P3"/>
      <text:p text:style-name="P3"><text:tab/><text:span text:style-name="T3">return 0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2:20:50.360802422</meta:creation-date>
    <dc:date>2017-07-20T13:24:17.466674820</dc:date>
    <meta:editing-duration>PT30S</meta:editing-duration>
    <meta:editing-cycles>1</meta:editing-cycles>
    <meta:document-statistic meta:table-count="0" meta:image-count="0" meta:object-count="0" meta:page-count="1" meta:paragraph-count="37" meta:word-count="176" meta:character-count="982" meta:non-whitespace-character-count="791"/>
    <meta:generator>LibreOffice/5.1.6.2$Linux_X86_64 LibreOffice_project/10m0$Build-2</meta:generator>
  </office:meta>
</office:document-meta>
</file>